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0ae1b9" officeooo:paragraph-rsid="000ae1b9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normal" officeooo:rsid="000ae1b9" officeooo:paragraph-rsid="000ae1b9" style:font-size-asian="12.25pt" style:font-weight-asian="normal" style:font-size-complex="14pt" style:font-weight-complex="normal"/>
    </style:style>
    <style:style style:name="P3" style:family="paragraph" style:parent-style-name="Preformatted_20_Text">
      <style:text-properties officeooo:paragraph-rsid="000ae1b9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fo:font-size="14pt" officeooo:rsid="000ae1b9" officeooo:paragraph-rsid="000ae1b9" style:font-size-asian="12.25pt" style:font-size-complex="14pt"/>
    </style:style>
    <style:style style:name="P7" style:family="paragraph" style:parent-style-name="Text_20_body">
      <style:paragraph-properties fo:padding="0cm" fo:border="none"/>
      <style:text-properties fo:font-size="14pt" officeooo:rsid="000ba5ba" officeooo:paragraph-rsid="000ba5ba" style:font-size-asian="12.25pt" style:font-size-complex="14pt"/>
    </style:style>
    <style:style style:name="P8" style:family="paragraph" style:parent-style-name="Text_20_body">
      <style:paragraph-properties fo:padding="0cm" fo:border="none"/>
      <style:text-properties officeooo:paragraph-rsid="000ba5ba"/>
    </style:style>
    <style:style style:name="P9" style:family="paragraph" style:parent-style-name="Text_20_body" style:list-style-name="L1">
      <style:paragraph-properties fo:padding="0cm" fo:border="none"/>
    </style:style>
    <style:style style:name="P10" style:family="paragraph" style:parent-style-name="Text_20_body" style:list-style-name="L1">
      <style:paragraph-properties fo:margin-top="0cm" fo:margin-bottom="0cm" loext:contextual-spacing="false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style:font-name="Liberation Serif" fo:font-size="14pt" fo:font-weight="normal" officeooo:rsid="000ae1b9" style:font-size-asian="12.25pt" style:font-weight-asian="normal" style:font-size-complex="14pt" style:font-weight-complex="normal"/>
    </style:style>
    <style:style style:name="T3" style:family="text">
      <style:text-properties fo:font-size="14pt" officeooo:rsid="000ba5ba" style:font-size-asian="12.25pt" style:font-size-complex="14pt" loext:padding="0cm" loext:border="none"/>
    </style:style>
    <style:style style:name="T4" style:family="text">
      <style:text-properties fo:font-variant="normal" fo:text-transform="none" fo:color="#111827" style:font-name="Inter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111827" style:font-name="ui-monospace" fo:font-size="9.7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111827" fo:font-size="9.7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111827" style:font-name="Liberation Serif" fo:font-size="9.7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111827" style:font-name="Liberation Serif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111827" style:font-name="Liberation Serif" fo:font-size="14pt" fo:letter-spacing="normal" fo:font-style="normal" fo:font-weight="normal" officeooo:rsid="000ba5ba" style:font-size-asian="12.25pt" style:font-size-complex="14pt" loext:padding="0cm" loext:border="none"/>
    </style:style>
    <style:style style:name="T10" style:family="text">
      <style:text-properties fo:font-variant="normal" fo:text-transform="none" fo:color="#111827" fo:letter-spacing="normal" fo:font-style="normal" fo:font-weight="normal" loext:padding="0cm" loext:border="non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: Docker Compose</text:p>
      <text:p text:style-name="P2"/>
      <text:p text:style-name="P3"><text:span text:style-name="T2">Q-1 </text:span><text:span text:style-name="T1">First create a redis database container called </text:span><text:span text:style-name="Source_20_Text"><text:span text:style-name="T1">redis</text:span></text:span><text:span text:style-name="T1">, image </text:span><text:span text:style-name="Source_20_Text"><text:span text:style-name="T1">redis:alpine</text:span></text:span><text:span text:style-name="T1">.</text:span></text:p>
      <text:p text:style-name="Text_20_body"/>
      <text:p text:style-name="P4"><text:span text:style-name="T1">if you are unsure, check the hints section for the exact commands.</text:span></text:p>
      <text:p text:style-name="P6"><text:span text:style-name="T1">A-1 docker run --name redis -d redis:alpine</text:span></text:p>
      <text:p text:style-name="P8"><text:span text:style-name="T3">Q-2 </text:span><text:span text:style-name="T1">Next, create a simple container called </text:span><text:span text:style-name="Source_20_Text"><text:span text:style-name="T1">clickcounter</text:span></text:span><text:span text:style-name="T1"> with the image </text:span><text:span text:style-name="Source_20_Text"><text:span text:style-name="T1">kodekloud/click-counter</text:span></text:span><text:span text:style-name="T1">, link it to the </text:span><text:span text:style-name="Source_20_Text"><text:span text:style-name="T1">redis</text:span></text:span><text:span text:style-name="T1"> container that we created in the previous task and then expose it on the host port </text:span><text:span text:style-name="Source_20_Text"><text:span text:style-name="T1">8085</text:span></text:span></text:p>
      <text:p text:style-name="Text_20_body"/>
      <text:p text:style-name="P4"><text:span text:style-name="T1">The </text:span><text:span text:style-name="Source_20_Text"><text:span text:style-name="T1">clickcounter</text:span></text:span><text:span text:style-name="T1"> app run on port </text:span><text:span text:style-name="Source_20_Text"><text:span text:style-name="T1">5000</text:span></text:span><text:span text:style-name="T1">.<text:line-break/>if you are unsure, check the hints section for the exact commands.</text:span></text:p>
      <text:p text:style-name="P7"><text:span text:style-name="T1">A-2 </text:span></text:p>
      <text:p text:style-name="P7"><text:span text:style-name="T4">Run the command: </text:span><text:span text:style-name="Source_20_Text"><text:span text:style-name="T5">docker run -d --name=clickcounter --link redis:redis -p 8085:5000 kodekloud/click-counter</text:span></text:span></text:p>
      <text:p text:style-name="P7"><text:span text:style-name="Source_20_Text"><text:span text:style-name="T5"/></text:span></text:p>
      <text:p text:style-name="P8"><text:span text:style-name="Source_20_Text"><text:span text:style-name="T9">Q-3 </text:span></text:span><text:span text:style-name="Source_20_Text"><text:span text:style-name="T8">Create a </text:span></text:span><text:span text:style-name="Source_20_Text"><text:span text:style-name="T10">docker-compose.yml</text:span></text:span><text:span text:style-name="Source_20_Text"><text:span text:style-name="T8"> file under the directory </text:span></text:span><text:span text:style-name="Source_20_Text"><text:span text:style-name="T10">/root/clickcounter</text:span></text:span><text:span text:style-name="Source_20_Text"><text:span text:style-name="T8">. Once done, run </text:span></text:span><text:span text:style-name="Source_20_Text"><text:span text:style-name="T10">docker-compose up</text:span></text:span><text:span text:style-name="Source_20_Text"><text:span text:style-name="T8">.</text:span></text:span></text:p>
      <text:p text:style-name="Text_20_body"/>
      <text:p text:style-name="P5">The compose file should have the exact specification as follows -</text:p>
      <text:list xml:id="list1855826777" text:style-name="L1">
        <text:list-item>
          <text:p text:style-name="P10"><text:span text:style-name="Source_20_Text"><text:span text:style-name="T1">redis</text:span></text:span><text:span text:style-name="T1"> service specification - Image name should be </text:span><text:span text:style-name="Source_20_Text"><text:span text:style-name="T1">redis:alpine</text:span></text:span><text:span text:style-name="T1">.</text:span></text:p>
        </text:list-item>
        <text:list-item>
          <text:p text:style-name="P9"><text:span text:style-name="Source_20_Text"><text:span text:style-name="T1">clickcounter</text:span></text:span><text:span text:style-name="T1"> service specification - Image name should be </text:span><text:span text:style-name="Source_20_Text"><text:span text:style-name="T1">kodekloud/click-counter</text:span></text:span><text:span text:style-name="T1">, app is run on port </text:span><text:span text:style-name="Source_20_Text"><text:span text:style-name="T1">5000</text:span></text:span><text:span text:style-name="T1"> and expose it on the host port </text:span><text:span text:style-name="Source_20_Text"><text:span text:style-name="T1">8085</text:span></text:span><text:span text:style-name="T1"> in the compose file.</text:span></text:p>
        </text:list-item>
      </text:list>
      <text:p text:style-name="P7"><text:span text:style-name="Source_20_Text"><text:span text:style-name="T8">A-3 </text:span></text:span></text:p>
      <text:p text:style-name="P7"><text:span text:style-name="Source_20_Text"><text:span text:style-name="T8">version: '3.0'</text:span></text:span></text:p>
      <text:p text:style-name="P7"><text:span text:style-name="Source_20_Text"><text:span text:style-name="T8">services:</text:span></text:span></text:p>
      <text:p text:style-name="P7"><text:span text:style-name="Source_20_Text"><text:span text:style-name="T8"><text:s text:c="2"/>redis:</text:span></text:span></text:p>
      <text:p text:style-name="P7"><text:span text:style-name="Source_20_Text"><text:span text:style-name="T8"><text:s text:c="4"/>image: redis:alpine</text:span></text:span></text:p>
      <text:p text:style-name="P7"><text:span text:style-name="Source_20_Text"><text:span text:style-name="T8"><text:s text:c="2"/>clickcounter:</text:span></text:span></text:p>
      <text:p text:style-name="P7"><text:span text:style-name="Source_20_Text"><text:span text:style-name="T8"><text:s text:c="4"/>image: kodekloud/click-counter</text:span></text:span></text:p>
      <text:p text:style-name="P7"><text:span text:style-name="Source_20_Text"><text:span text:style-name="T8"><text:s text:c="4"/>ports:</text:span></text:span></text:p>
      <text:p text:style-name="P7"><text:span text:style-name="Source_20_Text"><text:span text:style-name="T8"><text:s text:c="4"/>- 8085:5000</text:span></text:span></text:p>
      <text:p text:style-name="P7"><text:soft-page-break/><text:span text:style-name="Source_20_Text"><text:span text:style-name="T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06T02:08:51.717486344</dc:date>
    <meta:editing-duration>PT2M17S</meta:editing-duration>
    <meta:editing-cycles>1</meta:editing-cycles>
    <meta:document-statistic meta:table-count="0" meta:image-count="0" meta:object-count="0" meta:page-count="2" meta:paragraph-count="21" meta:word-count="178" meta:character-count="1162" meta:non-whitespace-character-count="988"/>
    <meta:generator>LibreOffice/6.4.7.2$Linux_X86_64 LibreOffice_project/40$Build-2</meta:generator>
  </office:meta>
</office:document-meta>
</file>